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loext:graphic-properties draw:fill="solid" draw:fill-color="#0000ff"/>
      <style:paragraph-properties fo:text-align="justify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2" style:family="paragraph" style:parent-style-name="Header">
      <loext:graphic-properties draw:fill="solid" draw:fill-color="#0000ff"/>
      <style:paragraph-properties fo:text-align="center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3" style:family="paragraph" style:parent-style-name="Standard">
      <style:paragraph-properties fo:margin-left="2.501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.635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6.503cm" style:leader-style="dotted" style:leader-text=".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1ed4a2" officeooo:paragraph-rsid="001ed4a2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81248" officeooo:paragraph-rsid="00281248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a0950" officeooo:paragraph-rsid="002a0950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a3992" officeooo:paragraph-rsid="002a3992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dae3c" officeooo:paragraph-rsid="002dae3c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11212" officeooo:paragraph-rsid="00311212" style:font-weight-asian="bold" style:font-weight-complex="bold"/>
    </style:style>
    <style:style style:name="P14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6.985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16" style:family="paragraph" style:parent-style-name="Standard">
      <style:paragraph-properties fo:margin-left="5.001cm" fo:margin-right="0cm" fo:margin-top="0cm" fo:margin-bottom="0cm" style:contextual-spacing="false" fo:line-height="100%" fo:text-indent="-0.63cm" style:auto-text-indent="false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officeooo:rsid="000fc236" officeooo:paragraph-rsid="000fc236"/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141724" officeooo:paragraph-rsid="00141724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23e6bc" officeooo:paragraph-rsid="0023e6bc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/>
    </style:style>
    <style:style style:name="P22" style:family="paragraph" style:parent-style-name="Standard">
      <style:paragraph-properties fo:margin-left="2.501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2.501cm" fo:margin-right="0cm" fo:margin-top="0cm" fo:margin-bottom="0cm" style:contextual-spacing="false" fo:line-height="10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5.001cm" fo:margin-right="0cm" fo:margin-top="0cm" fo:margin-bottom="0cm" style:contextual-spacing="false" fo:line-height="100%" fo:text-indent="-0.63cm" style:auto-text-indent="false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0fc236" style:font-name-asian="Times New Roman" style:language-asian="ko" style:country-asian="KR" style:font-name-complex="Arial1"/>
    </style:style>
    <style:style style:name="P2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0ef23" officeooo:paragraph-rsid="0010ef23" style:font-name-asian="Times New Roman" style:language-asian="ko" style:country-asian="KR" style:font-weight-asian="bold" style:font-name-complex="Arial1" style:font-weight-complex="bold"/>
    </style:style>
    <style:style style:name="P3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2b0c7" officeooo:paragraph-rsid="0012b0c7" style:font-name-asian="Times New Roman" style:language-asian="ko" style:country-asian="KR" style:font-weight-asian="bold" style:font-name-complex="Arial1" style:font-weight-complex="bold"/>
    </style:style>
    <style:style style:name="P3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style:font-name-asian="Times New Roman" style:language-asian="ko" style:country-asian="KR" style:font-weight-asian="bold" style:font-name-complex="Arial1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32436" officeooo:paragraph-rsid="00132436" style:font-name-asian="Times New Roman" style:language-asian="ko" style:country-asian="KR" style:font-weight-asian="bold" style:font-name-complex="Arial1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41724" officeooo:paragraph-rsid="00141724" style:font-name-asian="Times New Roman" style:language-asian="ko" style:country-asian="KR" style:font-weight-asian="bold" style:font-name-complex="Arial1" style:font-weight-complex="bold"/>
    </style:style>
    <style:style style:name="P3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officeooo:rsid="001ce506" officeooo:paragraph-rsid="001ce506"/>
    </style:style>
    <style:style style:name="P3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281248" officeooo:paragraph-rsid="00281248"/>
    </style:style>
    <style:style style:name="P3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311212" officeooo:paragraph-rsid="00311212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c9211e" loext:opacity="100%" officeooo:rsid="003621b4" officeooo:paragraph-rsid="003621b4"/>
    </style:style>
    <style:style style:name="P3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000000" loext:opacity="100%" officeooo:rsid="003621b4" officeooo:paragraph-rsid="003621b4"/>
    </style:style>
    <style:style style:name="P3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3b6292" officeooo:paragraph-rsid="003b6292"/>
    </style:style>
    <style:style style:name="P4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41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42" style:family="paragraph" style:parent-style-name="Standard" style:list-style-name="WWNum4">
      <style:paragraph-properties fo:margin-left="1.501cm" fo:margin-right="0cm" fo:margin-top="0cm" fo:margin-bottom="0cm" style:contextual-spacing="false" fo:line-height="150%" fo:text-indent="-1.501cm" style:auto-text-indent="false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43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6.503cm" style:leader-style="dotted" style:leader-text="."/>
          <style:tab-stop style:position="17.503cm" style:leader-style="dotted" style:leader-text="."/>
        </style:tab-stops>
      </style:paragraph-properties>
    </style:style>
    <style:style style:name="P44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45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paragraph-rsid="003ea4cd"/>
    </style:style>
    <style:style style:name="P4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paragraph-rsid="003ea4cd"/>
    </style:style>
    <style:style style:name="P48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4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50" style:family="paragraph" style:parent-style-name="Standard" style:list-style-name="WWNum4">
      <style:paragraph-properties fo:margin-top="0cm" fo:margin-bottom="0cm" style:contextual-spacing="false" fo:line-height="150%" fo:text-align="justify" style:justify-single-word="false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51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52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12b0c7" style:font-name-asian="Times New Roman" style:language-asian="ko" style:country-asian="KR" style:font-name-complex="Arial1"/>
    </style:style>
    <style:style style:name="P53" style:family="paragraph" style:parent-style-name="Standard" style:list-style-name="WWNum4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54" style:family="paragraph" style:parent-style-name="Standard" style:list-style-name="WWNum4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0fc236" style:font-name-asian="Times New Roman" style:language-asian="ko" style:country-asian="KR" style:font-name-complex="Arial1"/>
    </style:style>
    <style:style style:name="P55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paragraph-rsid="0012b0c7" style:font-name-asian="Times New Roman" style:language-asian="ko" style:country-asian="KR" style:font-weight-asian="bold" style:font-name-complex="Arial1" style:font-weight-complex="bold"/>
    </style:style>
    <style:style style:name="P56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000000" loext:opacity="100%"/>
    </style:style>
    <style:style style:name="P5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000000" loext:opacity="100%" fo:font-weight="bold" officeooo:rsid="003864f0" officeooo:paragraph-rsid="003864f0" style:font-weight-asian="bold" style:font-weight-complex="bold"/>
    </style:style>
    <style:style style:name="P58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9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paragraph-rsid="003ce68c" style:font-weight-asian="bold" style:font-weight-complex="bold"/>
    </style:style>
    <style:style style:name="P6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paragraph-rsid="003ea4cd" style:font-weight-asian="bold" style:font-weight-complex="bold"/>
    </style:style>
    <style:style style:name="P6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ea4cd" officeooo:paragraph-rsid="003ea4cd" style:font-weight-asian="bold" style:font-weight-complex="bold"/>
    </style:style>
    <style:style style:name="P64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ea4cd" officeooo:paragraph-rsid="003ea4cd" style:font-weight-asian="bold" style:font-weight-complex="bold"/>
    </style:style>
    <style:style style:name="P6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3ea4cd" officeooo:paragraph-rsid="003ea4cd" style:font-weight-asian="bold" style:font-weight-complex="bold"/>
    </style:style>
    <style:style style:name="P6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03709" officeooo:paragraph-rsid="00403709" style:font-weight-asian="bold" style:font-weight-complex="bold"/>
    </style:style>
    <style:style style:name="P6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font-weight="bold" officeooo:rsid="00418b96" officeooo:paragraph-rsid="00418b96" style:font-weight-asian="bold" style:font-weight-complex="bold"/>
    </style:style>
    <style:style style:name="P68" style:family="paragraph" style:parent-style-name="Standard" style:list-style-name="WWNum6">
      <style:paragraph-properties fo:margin-top="0cm" fo:margin-bottom="0cm" style:contextual-spacing="false" fo:line-height="100%">
        <style:tab-stops>
          <style:tab-stop style:position="0.751cm"/>
          <style:tab-stop style:position="1.501cm"/>
          <style:tab-stop style:position="3cm"/>
          <style:tab-stop style:position="17.503cm" style:leader-style="dotted" style:leader-text="."/>
        </style:tab-stops>
      </style:paragraph-properties>
    </style:style>
    <style:style style:name="P6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style:text-underline-style="none"/>
    </style:style>
    <style:style style:name="P7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color="#c9211e" loext:opacity="100%"/>
    </style:style>
    <style:style style:name="P71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  <style:text-properties fo:color="#c9211e" loext:opacity="100%"/>
    </style:style>
    <style:style style:name="P7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officeooo:rsid="00403709" officeooo:paragraph-rsid="0040370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3709" style:font-weight-asian="bold"/>
    </style:style>
    <style:style style:name="T4" style:family="text">
      <style:text-properties style:rfc-language-tag="es-ES-u-co-trad" fo:language="es" fo:country="ES"/>
    </style:style>
    <style:style style:name="T5" style:family="text">
      <style:text-properties style:rfc-language-tag="es-ES-u-co-trad" fo:language="es" fo:country="ES" fo:font-weight="bold" style:font-weight-asian="bold"/>
    </style:style>
    <style:style style:name="T6" style:family="text">
      <style:text-properties style:rfc-language-tag="es-ES-u-co-trad" fo:language="es" fo:country="ES" fo:font-weight="bold" style:font-weight-asian="bold" style:font-weight-complex="bold"/>
    </style:style>
    <style:style style:name="T7" style:family="text">
      <style:text-properties style:rfc-language-tag="es-ES-u-co-trad" fo:language="es" fo:country="ES" fo:font-weight="bold" officeooo:rsid="00403709" style:font-weight-asian="bold" style:font-weight-complex="bold"/>
    </style:style>
    <style:style style:name="T8" style:family="text">
      <style:text-properties style:rfc-language-tag="es-ES-u-co-trad" fo:language="es" fo:country="ES" fo:font-weight="bold" officeooo:rsid="0040d6d5" style:font-weight-asian="bold" style:font-weight-complex="bold"/>
    </style:style>
    <style:style style:name="T9" style:family="text">
      <style:text-properties style:rfc-language-tag="es-ES-u-co-trad" fo:language="es" fo:country="ES" officeooo:rsid="00403709"/>
    </style:style>
    <style:style style:name="T10" style:family="text">
      <style:text-properties style:font-name="Arial" style:rfc-language-tag="es-ES-u-co-trad" fo:language="es" fo:country="ES" fo:font-weight="bold" style:font-name-asian="Times New Roman" style:language-asian="ko" style:country-asian="KR" style:font-weight-asian="bold" style:font-name-complex="Arial1"/>
    </style:style>
    <style:style style:name="T11" style:family="text"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style:rfc-language-tag="es-ES-u-co-trad" fo:language="es" fo:country="ES"/>
    </style:style>
    <style:style style:name="T16" style:family="text">
      <style:text-properties fo:color="#c9211e" loext:opacity="100%" style:rfc-language-tag="es-ES-u-co-trad" fo:language="es" fo:country="ES" fo:font-weight="bold" style:font-weight-asian="bold"/>
    </style:style>
    <style:style style:name="T17" style:family="text">
      <style:text-properties fo:color="#c9211e" loext:opacity="100%" officeooo:rsid="003b6292"/>
    </style:style>
    <style:style style:name="T18" style:family="text">
      <style:text-properties officeooo:rsid="001ae7da"/>
    </style:style>
    <style:style style:name="T19" style:family="text">
      <style:text-properties officeooo:rsid="001ce506"/>
    </style:style>
    <style:style style:name="T20" style:family="text">
      <style:text-properties officeooo:rsid="00208ae4"/>
    </style:style>
    <style:style style:name="T21" style:family="text">
      <style:text-properties officeooo:rsid="002a3992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bold" officeooo:rsid="003864f0" style:font-weight-asian="bold" style:font-weight-complex="bold"/>
    </style:style>
    <style:style style:name="T24" style:family="text">
      <style:text-properties fo:color="#000000" loext:opacity="100%" fo:font-weight="bold" officeooo:rsid="0039d07f" style:font-weight-asian="bold" style:font-weight-complex="bold"/>
    </style:style>
    <style:style style:name="T25" style:family="text">
      <style:text-properties fo:color="#000000" loext:opacity="100%" fo:font-weight="bold" officeooo:rsid="00377836" style:font-weight-asian="bold" style:font-weight-complex="bold"/>
    </style:style>
    <style:style style:name="T26" style:family="text">
      <style:text-properties fo:color="#000000" loext:opacity="100%" fo:font-weight="bold" officeooo:rsid="003b6292" style:font-weight-asian="bold" style:font-weight-complex="bold"/>
    </style:style>
    <style:style style:name="T27" style:family="text">
      <style:text-properties officeooo:rsid="0039d07f"/>
    </style:style>
    <style:style style:name="T28" style:family="text">
      <style:text-properties officeooo:rsid="003ce68c"/>
    </style:style>
    <style:style style:name="T29" style:family="text">
      <style:text-properties officeooo:rsid="003ea4cd"/>
    </style:style>
    <style:style style:name="T30" style:family="text">
      <style:text-properties officeooo:rsid="00403709"/>
    </style:style>
    <style:style style:name="T31" style:family="text">
      <style:text-properties style:font-weight-complex="bold"/>
    </style:style>
    <style:style style:name="T32" style:family="text">
      <style:text-properties officeooo:rsid="0042c8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list xml:id="list4101588934" text:style-name="WWNum4">
        <text:list-item>
          <text:p text:style-name="P40">Recupere el último comando ejecutado.</text:p>
        </text:list-item>
      </text:list>
      <text:p text:style-name="P17"><text:span text:style-name="T20">h</text:span>istory 1 o !!</text:p>
      <text:list xml:id="list113858655888871" text:continue-numbering="true" text:style-name="WWNum4">
        <text:list-item>
          <text:p text:style-name="P41"><text:span text:style-name="T4">Guarde en </text:span><text:span text:style-name="T10">~/comandos.old</text:span><text:span text:style-name="T11"> <text:s/>el histórico de comandos.</text:span></text:p>
        </text:list-item>
      </text:list>
      <text:p text:style-name="P28">history &gt;&gt; ~/comandos.old</text:p>
      <text:list xml:id="list113858496923350" text:continue-numbering="true" text:style-name="WWNum4">
        <text:list-item>
          <text:p text:style-name="P51">¿Qué tipo de ruta son las siguientes (relativa – absoluta)?</text:p>
          <text:list>
            <text:list-item>
              <text:p text:style-name="P53">/home/ana/.clave.txt</text:p>
            </text:list-item>
            <text:list-item>
              <text:p text:style-name="P53"><text:s/>~/.informe1.txt</text:p>
            </text:list-item>
            <text:list-item>
              <text:p text:style-name="P53">/etc/passwd</text:p>
            </text:list-item>
            <text:list-item>
              <text:p text:style-name="P53">../../notas/doc1.doc</text:p>
            </text:list-item>
            <text:list-item>
              <text:p text:style-name="P53">./ventas/otros.txt</text:p>
            </text:list-item>
            <text:list-item>
              <text:p text:style-name="P53">../home</text:p>
            </text:list-item>
            <text:list-item>
              <text:p text:style-name="P54">observacion_1.txt</text:p>
            </text:list-item>
          </text:list>
        </text:list-item>
      </text:list>
      <text:p text:style-name="P27"/>
      <text:p text:style-name="P29">las que empiezan por / absolutas, las dem<text:span text:style-name="T12">ás relativas.</text:span></text:p>
      <text:p text:style-name="P27"/>
      <text:p text:style-name="P27"/>
      <text:list xml:id="list113857038966866" text:continue-numbering="true" text:style-name="WWNum4">
        <text:list-item>
          <text:p text:style-name="P51"><text:s/>Ver ¿En qué directorio se encuentra?</text:p>
        </text:list-item>
      </text:list>
      <text:p text:style-name="P30">pwd</text:p>
      <text:list xml:id="list113856696536437" text:continue-numbering="true" text:style-name="WWNum4">
        <text:list-item>
          <text:p text:style-name="P52">Posicionarse en /usr/share/doc con ruta relativa</text:p>
          <text:p text:style-name="P55">cd ../../usr/share/doc</text:p>
        </text:list-item>
        <text:list-item>
          <text:p text:style-name="P52">Vaya al directorio padre con ruta relativa </text:p>
        </text:list-item>
      </text:list>
      <text:p text:style-name="P32">cd ..</text:p>
      <text:list xml:id="list113856966483315" text:continue-numbering="true" text:style-name="WWNum4">
        <text:list-item>
          <text:p text:style-name="P51">Regrese a su directorio con ruta absoluta</text:p>
        </text:list-item>
      </text:list>
      <text:p text:style-name="P32">cd /<text:span text:style-name="T13">home/felipe</text:span></text:p>
      <text:list xml:id="list113857030349055" text:continue-numbering="true" text:style-name="WWNum4">
        <text:list-item>
          <text:p text:style-name="P51">Regrese al último directorio en que estuvo </text:p>
        </text:list-item>
      </text:list>
      <text:p text:style-name="P32">cd – o cd $OLDPWD</text:p>
      <text:list xml:id="list113857644503453" text:continue-numbering="true" text:style-name="WWNum4">
        <text:list-item>
          <text:p text:style-name="P51">Regrese a su home </text:p>
        </text:list-item>
      </text:list>
      <text:p text:style-name="P32">cd ~</text:p>
      <text:list xml:id="list113857087858912" text:continue-numbering="true" text:style-name="WWNum4">
        <text:list-item>
          <text:p text:style-name="P51">Visualice de forma detallada el contenido del directorio /usr sin cambiar de directorio.</text:p>
        </text:list-item>
      </text:list>
      <text:p text:style-name="P33">ls -l /usr/</text:p>
      <text:list xml:id="list113857501745549" text:continue-numbering="true" text:style-name="WWNum4">
        <text:list-item>
          <text:p text:style-name="P51">Visualice el árbol de directorios contenidos en /var sin cambiar de directorio.</text:p>
        </text:list-item>
      </text:list>
      <text:p text:style-name="P31">ls -lR /var/</text:p>
      <text:list xml:id="list113857180232237" text:continue-numbering="true" text:style-name="WWNum4">
        <text:list-item>
          <text:p text:style-name="P51">Visualice la información de permisos del directorio /home sin entrar en ellos.</text:p>
        </text:list-item>
      </text:list>
      <text:p text:style-name="P33">ls -l /home</text:p>
      <text:list xml:id="list113857397790800" text:continue-numbering="true" text:style-name="WWNum4">
        <text:list-item>
          <text:p text:style-name="P40">Se desea que todos los ficheros que se crearán tengan por defecto los permisos rw-r----- </text:p>
        </text:list-item>
      </text:list>
      <text:p text:style-name="P20"/>
      <text:p text:style-name="P19">umask 02<text:span text:style-name="T18">6</text:span></text:p>
      <text:list xml:id="list113857997466609" text:continue-numbering="true" text:style-name="WWNum4">
        <text:list-item>
          <text:p text:style-name="P41"><text:span text:style-name="T4">Crear el directorio </text:span><text:span text:style-name="T5">docperso</text:span><text:span text:style-name="T4">, asignarle el permiso 700 y dentro de él crear los ficheros </text:span><text:span text:style-name="T5">fich1 fich2 y fich3</text:span></text:p>
        </text:list-item>
      </text:list>
      <text:p text:style-name="P21">mkdir docperso</text:p>
      <text:p text:style-name="P21">chmod 700 docperso/</text:p>
      <text:p text:style-name="P21"><text:soft-page-break/>touch docperso/{fich1,fich2,fich3}</text:p>
      <text:p text:style-name="P21"/>
      <text:list xml:id="list113856829146633" text:continue-numbering="true" text:style-name="WWNum4">
        <text:list-item>
          <text:p text:style-name="P41"><text:span text:style-name="T4">Añadir vuestro nombre con una variable de entorno y sin editar, a </text:span><text:span text:style-name="T5">fich1</text:span></text:p>
        </text:list-item>
      </text:list>
      <text:p text:style-name="P21">echo $USER &gt;&gt; docperso/fich1</text:p>
      <text:p text:style-name="P21"/>
      <text:list xml:id="list113857131788357" text:continue-numbering="true" text:style-name="WWNum4">
        <text:list-item>
          <text:p text:style-name="P41"><text:span text:style-name="T4">Verificar los permisos de los ficheros </text:span><text:span text:style-name="T5">fich1, fich2 y fich3</text:span><text:span text:style-name="T4">, visualizar que tipos de ficheros son y cuando fueron modificados por última vez.</text:span></text:p>
        </text:list-item>
      </text:list>
      <text:p text:style-name="P5">ls -l docperso/{fich1,fich2,fich3}</text:p>
      <text:p text:style-name="P23"/>
      <text:list xml:id="list113858282668998" text:continue-numbering="true" text:style-name="WWNum4">
        <text:list-item>
          <text:p text:style-name="P41"><text:span text:style-name="T4"><text:s/>Crear un acceso directo a </text:span><text:span text:style-name="T5">fich1</text:span><text:span text:style-name="T4"> en vuestro home y visualizar sus permisos.</text:span></text:p>
        </text:list-item>
      </text:list>
      <text:p text:style-name="P23"/>
      <text:list xml:id="list113857666981794" text:continue-numbering="true" text:style-name="WWNum4">
        <text:list-item>
          <text:p text:style-name="P41"><text:span text:style-name="T4">Crear un hard link a </text:span><text:span text:style-name="T5">fich1 </text:span><text:span text:style-name="T4">en vuestro home, con el nombre de </text:span><text:span text:style-name="T5">fichero1.fich1 </text:span></text:p>
        </text:list-item>
      </text:list>
      <text:p text:style-name="P21"/>
      <text:list xml:id="list113857527111026" text:continue-numbering="true" text:style-name="WWNum4">
        <text:list-item>
          <text:p text:style-name="P41"><text:span text:style-name="T4">Buscar en que ruta se encuentra el fichero binario </text:span><text:span text:style-name="T5">passwd</text:span><text:span text:style-name="T4"> </text:span></text:p>
        </text:list-item>
        <text:list-item>
          <text:p text:style-name="P41"><text:span text:style-name="T4">Buscar en que ruta se encuentra el comando </text:span><text:span text:style-name="T5">id</text:span><text:span text:style-name="T4"> </text:span></text:p>
        </text:list-item>
        <text:list-item>
          <text:p text:style-name="P41"><text:span text:style-name="T4">Ver la información resumida del comando </text:span><text:span text:style-name="T5">chmod </text:span></text:p>
        </text:list-item>
        <text:list-item>
          <text:p text:style-name="P56"><text:span text:style-name="T4">Buscar en el sistema todos los enlaces duros que tiene el fichero </text:span><text:span text:style-name="T5">fich1</text:span><text:span text:style-name="T4">, descartando posibles errores.</text:span></text:p>
        </text:list-item>
      </text:list>
      <text:p text:style-name="P57">ls -li</text:p>
      <text:p text:style-name="P37"><text:span text:style-name="T23">f</text:span><text:span text:style-name="T22">ind <text:s/>/ -type f -in</text:span><text:span text:style-name="T24">u</text:span><text:span text:style-name="T22">m</text:span> <text:span text:style-name="T22">07459 </text:span><text:span text:style-name="T25">2&gt;</text:span><text:span text:style-name="T26">errores.txt</text:span></text:p>
      <text:p text:style-name="P38">hay que buscar por inodo con el -in<text:span text:style-name="T27">u</text:span>m</text:p>
      <text:list xml:id="list113857361451170" text:continue-numbering="true" text:style-name="WWNum4">
        <text:list-item>
          <text:p text:style-name="P41"><text:span text:style-name="T4">¿Qué permisos tienen los ficheros </text:span><text:span text:style-name="T5">/etc/passwd</text:span><text:span text:style-name="T4"> y </text:span><text:span text:style-name="T5">/etc/shadow</text:span><text:span text:style-name="T4">?</text:span></text:p>
        </text:list-item>
        <text:list-item>
          <text:p text:style-name="P41"><text:span text:style-name="T4">Listar los permisos del directorio </text:span><text:span text:style-name="T5">/tmp</text:span><text:span text:style-name="T4"> </text:span></text:p>
        </text:list-item>
        <text:list-item>
          <text:p text:style-name="P41"><text:span text:style-name="T4">Listar los permisos de todos los </text:span><text:span text:style-name="T9">directorios </text:span><text:span text:style-name="T4">del sistema que tienen el sticky bit, descartando errores </text:span></text:p>
        </text:list-item>
      </text:list>
      <text:p text:style-name="P72"><text:span text:style-name="T6">find / -maxdepth 1 -type d -perm /1000 </text:span><text:span text:style-name="T8">2&gt;/dev/null</text:span></text:p>
      <text:list xml:id="list113858385225927" text:continue-numbering="true" text:style-name="WWNum4">
        <text:list-item>
          <text:p text:style-name="P41"><text:span text:style-name="T4">Añadir el fichero </text:span><text:span text:style-name="T5">fich1</text:span><text:span text:style-name="T4"> al final del fichero </text:span><text:span text:style-name="T5">fich2</text:span><text:span text:style-name="T4"> </text:span></text:p>
        </text:list-item>
        <text:list-item>
          <text:p text:style-name="P41"><text:span text:style-name="T15">Comparar los ficheros </text:span><text:span text:style-name="T16">fich1</text:span><text:span text:style-name="T15"> y </text:span><text:span text:style-name="T16">fich2, </text:span><text:span text:style-name="T15">con 2 métodos diferentes.</text:span><text:span text:style-name="T4"> </text:span></text:p>
        </text:list-item>
        <text:list-item>
          <text:p text:style-name="P41"><text:span text:style-name="T4">Comparar los ficheros </text:span><text:span text:style-name="T5">fich1, fich2</text:span><text:span text:style-name="T4"> y </text:span><text:span text:style-name="T5">fich3</text:span><text:span text:style-name="T4"> </text:span></text:p>
        </text:list-item>
        <text:list-item>
          <text:p text:style-name="P41"><text:span text:style-name="T4">¿Cuántos bloques ocupan los ficheros </text:span><text:span text:style-name="T5">/etc/passwd <text:s/>/etc/shadow <text:s/>/etc/group?</text:span></text:p>
        </text:list-item>
        <text:list-item>
          <text:p text:style-name="P40">¿Con qué versión del bash está trabajando? </text:p>
        </text:list-item>
      </text:list>
      <text:p text:style-name="P18">echo $BASH_VERSION</text:p>
      <text:list xml:id="list113857624192409" text:continue-numbering="true" text:style-name="WWNum4">
        <text:list-item>
          <text:p text:style-name="P40">¿Qué fichero contiene los alias definidos? </text:p>
        </text:list-item>
      </text:list>
      <text:p text:style-name="P18">~/.bashrc</text:p>
      <text:list xml:id="list113857838635496" text:continue-numbering="true" text:style-name="WWNum4">
        <text:list-item>
          <text:p text:style-name="P41">¿Con qué cuenta de usuario se conectó? </text:p>
        </text:list-item>
      </text:list>
      <text:p text:style-name="P34"><text:s/><text:span text:style-name="T2">echo $LOGNAME</text:span></text:p>
      <text:list xml:id="list113856874539580" text:continue-numbering="true" text:style-name="WWNum4">
        <text:list-item>
          <text:p text:style-name="P43">¿Quiénes están conectados? </text:p>
        </text:list-item>
      </text:list>
      <text:p text:style-name="P6">who</text:p>
      <text:list xml:id="list113857751848969" text:continue-numbering="true" text:style-name="WWNum4">
        <text:list-item>
          <text:p text:style-name="P43"><text:soft-page-break/>¿Qué terminales pueden recibir mensajes? </text:p>
        </text:list-item>
      </text:list>
      <text:p text:style-name="P6">who -T</text:p>
      <text:list xml:id="list113858219876797" text:continue-numbering="true" text:style-name="WWNum4">
        <text:list-item>
          <text:p text:style-name="P44">Deshabilitar su terminal para recibir mensajes</text:p>
        </text:list-item>
      </text:list>
      <text:p text:style-name="P7">mesg n</text:p>
      <text:list xml:id="list113858432403161" text:continue-numbering="true" text:style-name="WWNum4">
        <text:list-item>
          <text:p text:style-name="P44">Habilitar su terminal para recibir mensajes </text:p>
        </text:list-item>
      </text:list>
      <text:p text:style-name="P7">mesg <text:span text:style-name="T19">y</text:span></text:p>
      <text:list xml:id="list113857171500984" text:continue-numbering="true" text:style-name="WWNum4">
        <text:list-item>
          <text:p text:style-name="P44">¿A qué grupos pertenece? </text:p>
        </text:list-item>
      </text:list>
      <text:p text:style-name="P7">groups</text:p>
      <text:list xml:id="list113856864983254" text:continue-numbering="true" text:style-name="WWNum4">
        <text:list-item>
          <text:p text:style-name="P44">¿Cuál es su número de usuario? </text:p>
          <text:p text:style-name="P58">id -u</text:p>
        </text:list-item>
        <text:list-item>
          <text:p text:style-name="P44">¿Cuál es su nombre de usuario?</text:p>
        </text:list-item>
      </text:list>
      <text:p text:style-name="P8">id- un</text:p>
      <text:list xml:id="list113857453134300" text:continue-numbering="true" text:style-name="WWNum4">
        <text:list-item>
          <text:p text:style-name="P44">Ver su nombre de cuenta a través de la variable de entorno </text:p>
        </text:list-item>
      </text:list>
      <text:p text:style-name="P7">echo $USER</text:p>
      <text:list xml:id="list113856958834181" text:continue-numbering="true" text:style-name="WWNum4">
        <text:list-item>
          <text:p text:style-name="P44">¿Qué nombre tiene su terminal?</text:p>
        </text:list-item>
      </text:list>
      <text:p text:style-name="P7">echo $BASH</text:p>
      <text:list xml:id="list113858307818084" text:continue-numbering="true" text:style-name="WWNum4">
        <text:list-item>
          <text:p text:style-name="P44">Ver la información personal de su cuenta</text:p>
        </text:list-item>
      </text:list>
      <text:p text:style-name="P8">id -a</text:p>
      <text:list xml:id="list113857132376433" text:continue-numbering="true" text:style-name="WWNum4">
        <text:list-item>
          <text:p text:style-name="P44">¿Qué comando ejecuta la calculadora? </text:p>
        </text:list-item>
      </text:list>
      <text:p text:style-name="P8">bc</text:p>
      <text:list xml:id="list113858449256518" text:continue-numbering="true" text:style-name="WWNum4">
        <text:list-item>
          <text:p text:style-name="P44">Ver la fecha y hora del día </text:p>
          <text:p text:style-name="P58">date</text:p>
        </text:list-item>
        <text:list-item>
          <text:p text:style-name="P44">Buscar ayuda al comando <text:s/>ls <text:s/>de 2 formas diferentes</text:p>
        </text:list-item>
      </text:list>
      <text:p text:style-name="P9">info ls</text:p>
      <text:p text:style-name="P9">info ls</text:p>
      <text:p text:style-name="P35"/>
      <text:list xml:id="list113856709998182" text:continue-numbering="true" text:style-name="WWNum4">
        <text:list-item>
          <text:p text:style-name="P44">Limpiar la pantalla </text:p>
        </text:list-item>
      </text:list>
      <text:p text:style-name="P9">clear</text:p>
      <text:p text:style-name="P24"/>
      <text:list xml:id="list113858637891071" text:continue-numbering="true" text:style-name="WWNum4">
        <text:list-item>
          <text:p text:style-name="P44">Realizar el siguiente cálculo: <text:s/>(15+5)*10/2</text:p>
        </text:list-item>
      </text:list>
      <text:p text:style-name="P9">bc</text:p>
      <text:p text:style-name="P24"/>
      <text:list xml:id="list113856661714747" text:continue-numbering="true" text:style-name="WWNum4">
        <text:list-item>
          <text:p text:style-name="P44">Mostrar por pantalla la palabra SALUDO </text:p>
        </text:list-item>
      </text:list>
      <text:p text:style-name="P7">echo SALUDO</text:p>
      <text:p text:style-name="P24"/>
      <text:list xml:id="list113857110048540" text:continue-numbering="true" text:style-name="WWNum4">
        <text:list-item>
          <text:p text:style-name="P44">¿Qué muestra el comando <text:span text:style-name="T1">echo *</text:span>? </text:p>
        </text:list-item>
      </text:list>
      <text:p text:style-name="P9"><text:soft-page-break/>Todo el contenido del directorio actual</text:p>
      <text:p text:style-name="P35"/>
      <text:list xml:id="list113857285029935" text:continue-numbering="true" text:style-name="WWNum4">
        <text:list-item>
          <text:p text:style-name="P44">Ir a la raíz del sistema.</text:p>
        </text:list-item>
      </text:list>
      <text:p text:style-name="P10"><text:span text:style-name="T21">c</text:span>d /</text:p>
      <text:p text:style-name="P24"/>
      <text:list xml:id="list113857178566873" text:continue-numbering="true" text:style-name="WWNum4">
        <text:list-item>
          <text:p text:style-name="P44">Volver a su home.</text:p>
        </text:list-item>
      </text:list>
      <text:p text:style-name="P11">cd ~</text:p>
      <text:p text:style-name="P24"/>
      <text:list xml:id="list113858138027982" text:continue-numbering="true" text:style-name="WWNum4">
        <text:list-item>
          <text:p text:style-name="P44">Intente entrar en el home de un/a compañero/a</text:p>
        </text:list-item>
      </text:list>
      <text:p text:style-name="P12">cd/home/nombredecompañero</text:p>
      <text:p text:style-name="P24"/>
      <text:list xml:id="list113856687501116" text:continue-numbering="true" text:style-name="WWNum4">
        <text:list-item>
          <text:p text:style-name="P44">Mostrar por pantalla cuál fue el último directorio en el que estuvo </text:p>
        </text:list-item>
      </text:list>
      <text:p text:style-name="P7">echo $OLDPWD</text:p>
      <text:p text:style-name="P24"/>
      <text:list xml:id="list113858124199702" text:continue-numbering="true" text:style-name="WWNum4">
        <text:list-item>
          <text:p text:style-name="P44">¿Con qué cuenta está trabajando ahora? </text:p>
        </text:list-item>
      </text:list>
      <text:p text:style-name="P7">whoami</text:p>
      <text:p text:style-name="P24"/>
      <text:list xml:id="list113858030448062" text:continue-numbering="true" text:style-name="WWNum4">
        <text:list-item>
          <text:p text:style-name="P44">Listar el contenido de todos los ficheros .txt que se encuentren el /var y hasta 3 niveles de directorios.</text:p>
        </text:list-item>
      </text:list>
      <text:p text:style-name="P7">find /var -maxdepth 3 -name "*.txt" -exec ls {} \; <text:s/>2&gt;dev&gt;null</text:p>
      <text:p text:style-name="P24"/>
      <text:list xml:id="list113857997488789" text:continue-numbering="true" text:style-name="WWNum4">
        <text:list-item>
          <text:p text:style-name="P44">Listar los permisos que tiene su carpeta personal</text:p>
        </text:list-item>
      </text:list>
      <text:p text:style-name="P7">ls -ld ~</text:p>
      <text:p text:style-name="P24"/>
      <text:list xml:id="list113857094919422" text:continue-numbering="true" text:style-name="WWNum4">
        <text:list-item>
          <text:p text:style-name="P44">Listar los permisos de todos los ficheros .txt que estén vacíos a partir de /var</text:p>
        </text:list-item>
      </text:list>
      <text:p text:style-name="P24"><text:span text:style-name="T2">find /var -empty -name "*.txt" -exec ls {} \; 2&gt;/dev/null</text:span> </text:p>
      <text:p text:style-name="P24"/>
      <text:list xml:id="list113857266858746" text:continue-numbering="true" text:style-name="WWNum4">
        <text:list-item>
          <text:p text:style-name="P44">¿Qué cantidad de ficheros ordinarios vacíos hay en su home?</text:p>
        </text:list-item>
      </text:list>
      <text:p text:style-name="P13">find ~/ <text:span text:style-name="T14">-maxdepth 1</text:span> -type f -empty | wc -l</text:p>
      <text:p text:style-name="P36"/>
      <text:list xml:id="list113857254670352" text:continue-numbering="true" text:style-name="WWNum4">
        <text:list-item>
          <text:p text:style-name="P44">¿Qué cantidad de directorios tiene en su home? </text:p>
        </text:list-item>
      </text:list>
      <text:p text:style-name="P7">find ~/ -maxdepth 1 -type d | wc -l</text:p>
      <text:p text:style-name="P24"/>
      <text:list xml:id="list113857753647580" text:continue-numbering="true" text:style-name="WWNum4">
        <text:list-item>
          <text:p text:style-name="P44">¿Cuántos ficheros ordinarios tienen menos de 100 bytes sin contar los vacíos?</text:p>
        </text:list-item>
      </text:list>
      <text:p text:style-name="P7">find ~/ -maxdepth 1 -type f -size -<text:span text:style-name="T14">100</text:span><text:span text:style-name="T17">B</text:span><text:span text:style-name="T14"> </text:span>! -empty | wc -l</text:p>
      <text:p text:style-name="P24"/>
      <text:list xml:id="list113857057084931" text:continue-numbering="true" text:style-name="WWNum4">
        <text:list-item>
          <text:p text:style-name="P44">¿Cuántos directorios hay en /etc?</text:p>
        </text:list-item>
      </text:list>
      <text:p text:style-name="P7"><text:soft-page-break/>find /etc -type d 2&gt;/dev/null | wc -l</text:p>
      <text:p text:style-name="P7"/>
      <text:list xml:id="list113858717270178" text:continue-numbering="true" text:style-name="WWNum4">
        <text:list-item>
          <text:p text:style-name="P44">¿Cuántas entradas hay que tengan 5 caracteres, solo en la raíz?</text:p>
        </text:list-item>
      </text:list>
      <text:p text:style-name="P7">ls -d /?????</text:p>
      <text:list xml:id="list113856840178626" text:continue-numbering="true" text:style-name="WWNum4">
        <text:list-item>
          <text:p text:style-name="P44">¿Cuántas entradas hay que tengan al menos 4 caracteres, solo en la raíz?</text:p>
        </text:list-item>
      </text:list>
      <text:p text:style-name="P7">ls -d /????<text:span text:style-name="T28">*</text:span></text:p>
      <text:list xml:id="list113858651950699" text:continue-numbering="true" text:style-name="WWNum4">
        <text:list-item>
          <text:p text:style-name="P44">Mostrar la cantidad de líneas que tienen los ficheros ordinarios, no vacíos y de menos de 5k, solo del directorio /lib.</text:p>
        </text:list-item>
      </text:list>
      <text:p text:style-name="P7">find /lib -type f ! -empty -size -5k -exec wc -l {} \;</text:p>
      <text:list xml:id="list113857199934939" text:continue-numbering="true" text:style-name="WWNum4">
        <text:list-item>
          <text:p text:style-name="P44">¿Cuántas entradas hay, solo, en la raíz que empiecen con vocal?</text:p>
        </text:list-item>
      </text:list>
      <text:p text:style-name="P7">find / -maxdepth 1 -iname "[aeiou]*" | wc -l</text:p>
      <text:p text:style-name="P61">find / -maxdepth 1 -name "[<text:span text:style-name="T29">AEIOU</text:span>aeiou]*" | wc -l</text:p>
      <text:list xml:id="list113857482768215" text:continue-numbering="true" text:style-name="WWNum4">
        <text:list-item>
          <text:p text:style-name="P44">¿Cuántas entradas hay, solo, en la raíz que contengan un punto en su nombre?</text:p>
        </text:list-item>
      </text:list>
      <text:p text:style-name="P39"><text:span text:style-name="T2">find / -maxdepth 1 -name "*.*" | wc -l</text:span> </text:p>
      <text:list xml:id="list113857870439397" text:continue-numbering="true" text:style-name="WWNum4">
        <text:list-item>
          <text:p text:style-name="P44">Mostrar del directorio actual el nº de inodo más alto</text:p>
        </text:list-item>
      </text:list>
      <text:p text:style-name="P7">ls -li | tr -s " " | sort -t " " -n -r | cut -d " " -f1 <text:span text:style-name="T28">| head -1</text:span></text:p>
      <text:list xml:id="list113856897844821" text:continue-numbering="true" text:style-name="WWNum4">
        <text:list-item>
          <text:p text:style-name="P44">Mostrar del directorio actual el nº de inodo más bajo</text:p>
        </text:list-item>
        <text:list-item>
          <text:p text:style-name="P59">ls -li | tr -s " " | sort -t " " -n | cut -d " " -f1 <text:span text:style-name="T28">| head -1</text:span></text:p>
        </text:list-item>
        <text:list-item>
          <text:p text:style-name="P44">Listar la primera línea de todos los ficheros ordinarios, no vacíos del directorio actual y sus subdirectorios </text:p>
        </text:list-item>
      </text:list>
      <text:p text:style-name="P69"><text:span text:style-name="T2">find . -type f !</text:span> <text:span text:style-name="T2">-empty -exec head -1 {} \;</text:span></text:p>
      <text:list xml:id="list113856726813562" text:continue-numbering="true" text:style-name="WWNum4">
        <text:list-item>
          <text:p text:style-name="P44">Listar todas las entradas de /lib, que tengan un número en su nombre, sin entrar en los directorios.</text:p>
        </text:list-item>
      </text:list>
      <text:p text:style-name="P7">find /lib -maxdepth 1 -name "*[0-9]*"</text:p>
      <text:list xml:id="list113857701801984" text:continue-numbering="true" text:style-name="WWNum4">
        <text:list-item>
          <text:p text:style-name="P44">Recuperar el último comando ejecutado </text:p>
        </text:list-item>
      </text:list>
      <text:p text:style-name="P7">!!</text:p>
      <text:list xml:id="list113858047041692" text:continue-numbering="true" text:style-name="WWNum4">
        <text:list-item>
          <text:p text:style-name="P44">Recuperar los últimos 10 comandos ejecutados y guardarlos en el fichero <text:span text:style-name="T1">ultimos.10.cmd</text:span>, a la vez que se visualiza.</text:p>
        </text:list-item>
      </text:list>
      <text:p text:style-name="P7">history 10 | tee ultimos.10.cmd</text:p>
      <text:list xml:id="list113858084311940" text:continue-numbering="true" text:style-name="WWNum4">
        <text:list-item>
          <text:p text:style-name="P44">Guardar el histórico de comandos en el fichero <text:span text:style-name="T1">todos.cmd </text:span></text:p>
        </text:list-item>
      </text:list>
      <text:p text:style-name="P24"><text:span text:style-name="T1">history &gt; todos.cmd</text:span></text:p>
      <text:list xml:id="list113857489717185" text:continue-numbering="true" text:style-name="WWNum4">
        <text:list-item>
          <text:p text:style-name="P44">Añadir una línea de puntos al fichero <text:span text:style-name="T1">todos.cmd</text:span> sin editar</text:p>
        </text:list-item>
      </text:list>
      <text:p text:style-name="P24"><text:span text:style-name="T2">cat &gt;&gt; todos.cmd</text:span> </text:p>
      <text:p text:style-name="P7">…</text:p>
      <text:p text:style-name="P63">ctrl+d</text:p>
      <text:list xml:id="list113857461374732" text:continue-numbering="true" text:style-name="WWNum4">
        <text:list-item>
          <text:p text:style-name="P44">Enviar un correo al usuario <text:span text:style-name="T1">profe</text:span> con vuestro nombre </text:p>
        </text:list-item>
      </text:list>
      <text:p text:style-name="P63">mail profe</text:p>
      <text:list xml:id="list113856965976223" text:continue-numbering="true" text:style-name="WWNum4">
        <text:list-item>
          <text:p text:style-name="P45">Ver el correo </text:p>
          <text:p text:style-name="P64"><text:soft-page-break/>mail</text:p>
        </text:list-item>
        <text:list-item>
          <text:p text:style-name="P45"><text:span text:style-name="T14">Eliminar el 1º correo recibido</text:span> </text:p>
        </text:list-item>
      </text:list>
      <text:p text:style-name="P47"/>
      <text:list xml:id="list113858701260098" text:continue-numbering="true" text:style-name="WWNum4">
        <text:list-item>
          <text:p text:style-name="P44"><text:span text:style-name="T14">Visualizar el último correo recibido</text:span> </text:p>
        </text:list-item>
      </text:list>
      <text:p text:style-name="P24"/>
      <text:list xml:id="list113857554140827" text:continue-numbering="true" text:style-name="WWNum4">
        <text:list-item>
          <text:p text:style-name="P70">¿Qué fichero contiene los correos recibidos leídos (incluir ruta)?</text:p>
        </text:list-item>
      </text:list>
      <text:p text:style-name="P24"/>
      <text:list xml:id="list113858575721619" text:continue-numbering="true" text:style-name="WWNum4">
        <text:list-item>
          <text:p text:style-name="P70">¿Qué fichero contiene el correo entrante (incluir ruta)?</text:p>
        </text:list-item>
      </text:list>
      <text:p text:style-name="P24"/>
      <text:list xml:id="list113857653152287" text:continue-numbering="true" text:style-name="WWNum4">
        <text:list-item>
          <text:p text:style-name="P70">¿Qué fichero guarda los comandos ejecutados?</text:p>
        </text:list-item>
      </text:list>
      <text:p text:style-name="P24"/>
      <text:list xml:id="list113858458238617" text:continue-numbering="true" text:style-name="WWNum4">
        <text:list-item>
          <text:p text:style-name="P44"><text:span text:style-name="T14">Ver los alias instalados según el fichero correspondiente</text:span> </text:p>
        </text:list-item>
      </text:list>
      <text:p text:style-name="P24"/>
      <text:list xml:id="list113858669499009" text:continue-numbering="true" text:style-name="WWNum4">
        <text:list-item>
          <text:p text:style-name="P44">Visualizar los alias instalados </text:p>
        </text:list-item>
      </text:list>
      <text:p text:style-name="P63">cat .bashrc | grep alias</text:p>
      <text:list xml:id="list113858027418339" text:continue-numbering="true" text:style-name="WWNum4">
        <text:list-item>
          <text:p text:style-name="P44">¿En que fichero se guardan los alias instalados?</text:p>
        </text:list-item>
      </text:list>
      <text:p text:style-name="P7">.<text:span text:style-name="T29">bashrc</text:span></text:p>
      <text:list xml:id="list113858378131047" text:continue-numbering="true" text:style-name="WWNum4">
        <text:list-item>
          <text:p text:style-name="P44">Enviar a todos los usuarios conectados, un mensaje </text:p>
        </text:list-item>
      </text:list>
      <text:p text:style-name="P63">wall “Buenas tardes”</text:p>
      <text:list xml:id="list113858369176132" text:continue-numbering="true" text:style-name="WWNum4">
        <text:list-item>
          <text:p text:style-name="P44">¿Cuál es el último usuario conectado?</text:p>
        </text:list-item>
      </text:list>
      <text:p text:style-name="P7">last -1</text:p>
      <text:list xml:id="list113857014489438" text:continue-numbering="true" text:style-name="WWNum4">
        <text:list-item>
          <text:p text:style-name="P70">¿Cuál es el último nº de grupo que se dio de alta?</text:p>
        </text:list-item>
      </text:list>
      <text:p text:style-name="P24"/>
      <text:list xml:id="list113857657868485" text:continue-numbering="true" text:style-name="WWNum4">
        <text:list-item>
          <text:p text:style-name="P70">¿Cuántos grupos registrados hay?</text:p>
        </text:list-item>
      </text:list>
      <text:p text:style-name="P24"><text:s/><text:span text:style-name="T14">id -g | wc -l</text:span></text:p>
      <text:list xml:id="list113857466250790" text:continue-numbering="true" text:style-name="WWNum4">
        <text:list-item>
          <text:p text:style-name="P70">¿Cuántos usuarios registrados hay?</text:p>
        </text:list-item>
      </text:list>
      <text:p text:style-name="P24"/>
      <text:list xml:id="list113857613739849" text:continue-numbering="true" text:style-name="WWNum4">
        <text:list-item>
          <text:p text:style-name="P70">¿Cuántos usuarios registrados utilizan el /bin/bash?</text:p>
        </text:list-item>
      </text:list>
      <text:p text:style-name="P24"/>
      <text:list xml:id="list113858339215542" text:continue-numbering="true" text:style-name="WWNum4">
        <text:list-item>
          <text:p text:style-name="P70">¿Cuántos usuarios registrados no tienen permiso para abrir una consola?</text:p>
        </text:list-item>
      </text:list>
      <text:p text:style-name="P24"/>
      <text:list xml:id="list113858147314069" text:continue-numbering="true" text:style-name="WWNum4">
        <text:list-item>
          <text:p text:style-name="P48"><text:span text:style-name="T14">¿Cuántos usuarios registrados tienen nombres de más de 5 caracteres?</text:span> </text:p>
        </text:list-item>
      </text:list>
      <text:p text:style-name="P49"/>
      <text:list xml:id="list113856875052529" text:continue-numbering="true" text:style-name="WWNum4">
        <text:list-item>
          <text:p text:style-name="P71">¿Cuál es el nº de usuario registrado más alto?</text:p>
        </text:list-item>
        <text:list-item>
          <text:p text:style-name="P48">¿Con qué combinación de teclas se finaliza un correo?</text:p>
        </text:list-item>
      </text:list>
      <text:p text:style-name="P65">ctrl+d</text:p>
      <text:list xml:id="list113857676259231" text:continue-numbering="true" text:style-name="WWNum4">
        <text:list-item>
          <text:p text:style-name="P48"><text:soft-page-break/>¿Con qué secuencias de teclas se sale grabando del editor <text:span text:style-name="T1">vi</text:span>?</text:p>
        </text:list-item>
      </text:list>
      <text:p text:style-name="P62">:<text:span text:style-name="T30">wq</text:span></text:p>
      <text:list xml:id="list113858282309334" text:continue-numbering="true" text:style-name="WWNum4">
        <text:list-item>
          <text:p text:style-name="P48">Crear el directorio <text:span text:style-name="T1">papa</text:span> y dentro de éste <text:span text:style-name="T1">hijo</text:span> y dentro de éste <text:span text:style-name="T1">nieto</text:span> en un solo comando </text:p>
        </text:list-item>
      </text:list>
      <text:p text:style-name="P62">mkdir papa/hijo/nieto -p</text:p>
      <text:list xml:id="list113857489046894" text:continue-numbering="true" text:style-name="WWNum4">
        <text:list-item>
          <text:p text:style-name="P48">Listar el contenido del directorio <text:span text:style-name="T1">papa</text:span> </text:p>
        </text:list-item>
      </text:list>
      <text:p text:style-name="P62">ls papa</text:p>
      <text:list xml:id="list113858594958599" text:continue-numbering="true" text:style-name="WWNum4">
        <text:list-item>
          <text:p text:style-name="P48">Listar los permisos, solo, del directorio <text:span text:style-name="T1">papa</text:span><text:span text:style-name="T3">l</text:span></text:p>
        </text:list-item>
      </text:list>
      <text:p text:style-name="P49"><text:span text:style-name="T3">ls -ld papa</text:span></text:p>
      <text:list xml:id="list113857097407582" text:continue-numbering="true" text:style-name="WWNum4">
        <text:list-item>
          <text:p text:style-name="P48">Eliminar el directorio <text:span text:style-name="T1">nieto</text:span> desde su home </text:p>
        </text:list-item>
      </text:list>
      <text:p text:style-name="P62">rmdir papa/hijo/nieto</text:p>
      <text:list xml:id="list113858452191604" text:continue-numbering="true" text:style-name="WWNum4">
        <text:list-item>
          <text:p text:style-name="P48">Eliminar el directorio <text:span text:style-name="T1">papa</text:span> y sus subdirectorios sabiendo que contiene ficheros </text:p>
        </text:list-item>
      </text:list>
      <text:p text:style-name="P66">rm -r papa/</text:p>
      <text:list xml:id="list113857376645130" text:continue-numbering="true" text:style-name="WWNum4">
        <text:list-item>
          <text:p text:style-name="P48">Eliminar todos los ficheros vacíos del directorio actual en un solo comando </text:p>
        </text:list-item>
      </text:list>
      <text:p text:style-name="P62">find -empty -exec rm {} \;</text:p>
      <text:list xml:id="list113858189489284" text:continue-numbering="true" text:style-name="WWNum4">
        <text:list-item>
          <text:p text:style-name="P48">Crear una copia de todos los ficheros ordinarios que comiencen con <text:span text:style-name="T1">e</text:span> ó <text:span text:style-name="T1">E</text:span> al directorio /tmp </text:p>
        </text:list-item>
      </text:list>
      <text:p text:style-name="P67">cp [Ee]* /tmp</text:p>
      <text:list xml:id="list113856950102941" text:continue-numbering="true" text:style-name="WWNum4">
        <text:list-item>
          <text:p text:style-name="P48">Crear el fichero <text:span text:style-name="T1">orden.conectados</text:span> con una lista de usuarios conectados ordenados por <text:s/>usuario</text:p>
        </text:list-item>
      </text:list>
      <text:p text:style-name="P62">who | sort -t " " -k1 | cut -d " " -f1 &gt; orden.conectados</text:p>
      <text:list xml:id="list113857782682254" text:continue-numbering="true" text:style-name="WWNum4">
        <text:list-item>
          <text:p text:style-name="P48">Renombrar el directorio <text:span text:style-name="T1">compras</text:span> por <text:span text:style-name="T1">COM-21</text:span> </text:p>
        </text:list-item>
      </text:list>
      <text:p text:style-name="P62">mv <text:span text:style-name="T32">compras </text:span>COM-21</text:p>
      <text:list xml:id="list113856928780733" text:continue-numbering="true" text:style-name="WWNum4">
        <text:list-item>
          <text:p text:style-name="P48">Ocultar el fichero <text:span text:style-name="T1">personal</text:span> </text:p>
        </text:list-item>
        <text:list-item>
          <text:p text:style-name="P48">Cambiar el nombre al fichero <text:span text:style-name="T1">empresa</text:span> por <text:span text:style-name="T1">compania</text:span> </text:p>
        </text:list-item>
        <text:list-item>
          <text:p text:style-name="P48">Cambiar la fecha de modificación del fichero <text:span text:style-name="T1">envases</text:span> con la fecha del sistema </text:p>
        </text:list-item>
        <text:list-item>
          <text:p text:style-name="P48">Cambiar la fecha de modificación del fichero <text:span text:style-name="T1">productos</text:span> con la fecha del fichero <text:span text:style-name="T1">envases </text:span></text:p>
        </text:list-item>
        <text:list-item>
          <text:p text:style-name="P48">Cambiar la fecha de modificación del fichero <text:span text:style-name="T1">producto</text:span> con la fecha del sistema, pero si el fichero NO existe no se debe crear</text:p>
        </text:list-item>
        <text:list-item>
          <text:p text:style-name="P48">¿Qué tipo de ficheros son las entradas vacías, de su home, hasta el nivel 2? </text:p>
        </text:list-item>
        <text:list-item>
          <text:p text:style-name="P48">Ver la máscara del sistema </text:p>
        </text:list-item>
        <text:list-item>
          <text:p text:style-name="P48">Cambiar la máscara del sistema, todos los permisos para el usuario propietario, a su grupo solo lectura y ningún permiso para los demás grupos.</text:p>
        </text:list-item>
        <text:list-item>
          <text:p text:style-name="P48">Agregar el sticky bit al directorio /tmp </text:p>
        </text:list-item>
        <text:list-item>
          <text:p text:style-name="P48">Agregar el SUID al programa <text:span text:style-name="T1">juegos.sh</text:span> </text:p>
        </text:list-item>
        <text:list-item>
          <text:p text:style-name="P48">Agregar el GUID al programa <text:span text:style-name="T1">games.sh</text:span> </text:p>
        </text:list-item>
        <text:list-item>
          <text:p text:style-name="P48">Quitar el sticky bit al directorio ~/<text:span text:style-name="T1">nuestro</text:span> </text:p>
        </text:list-item>
        <text:list-item>
          <text:p text:style-name="P48">Quitar el SUID y SGID al programa <text:span text:style-name="T1">./mio.sh</text:span> </text:p>
        </text:list-item>
        <text:list-item>
          <text:p text:style-name="P48">Agregar los permisos de ejecución al programa <text:span text:style-name="T1">nuevo.sh</text:span> </text:p>
        </text:list-item>
        <text:list-item>
          <text:p text:style-name="P48"><text:soft-page-break/>Quitar los permisos de ejecución al programa <text:span text:style-name="T1">viejo.sh</text:span> </text:p>
        </text:list-item>
        <text:list-item>
          <text:p text:style-name="P48"><text:s/>Cambiar los siguientes permisos al directorio <text:span text:style-name="T1">maestros </text:span>en forma octal rwxrwsrwT </text:p>
        </text:list-item>
        <text:list-item>
          <text:p text:style-name="P48">Cambiar a permisos 640 en formato simbólico sobre el fichero<text:span text:style-name="T1"> fabricantes</text:span> </text:p>
        </text:list-item>
        <text:list-item>
          <text:p text:style-name="P48">Ver la variable de entorno del prompt</text:p>
        </text:list-item>
        <text:list-item>
          <text:p text:style-name="P48">Ver las variables de entorno</text:p>
        </text:list-item>
        <text:list-item>
          <text:p text:style-name="P48">Ver las variables de entorno de:</text:p>
        </text:list-item>
      </text:list>
      <text:list text:style-name="WWNum6">
        <text:list-item>
          <text:p text:style-name="P68">Nombre del equipo</text:p>
        </text:list-item>
        <text:list-item>
          <text:p text:style-name="P68">Nombre de usuario </text:p>
        </text:list-item>
        <text:list-item>
          <text:p text:style-name="P68">Versión del bash </text:p>
        </text:list-item>
        <text:list-item>
          <text:p text:style-name="P68">Tipo de máquina </text:p>
        </text:list-item>
        <text:list-item>
          <text:p text:style-name="P68">Carpeta personal del usuario</text:p>
        </text:list-item>
        <text:list-item>
          <text:p text:style-name="P68">Intérprete de comandos que se está ejecutando</text:p>
        </text:list-item>
        <text:list-item>
          <text:p text:style-name="P68">Último directorio de posicionamiento </text:p>
        </text:list-item>
        <text:list-item>
          <text:p text:style-name="P68">Directorio de trabajo </text:p>
        </text:list-item>
      </text:list>
      <text:list xml:id="list113857970508081" text:continue-list="list113856928780733" text:style-name="WWNum4">
        <text:list-item>
          <text:p text:style-name="P48">Ver los alias instalados </text:p>
        </text:list-item>
        <text:list-item>
          <text:p text:style-name="P48">Abrir la calculadora </text:p>
        </text:list-item>
        <text:list-item>
          <text:p text:style-name="P48">¿Con qué combinación de teclas se cierra la calculadora?</text:p>
        </text:list-item>
        <text:list-item>
          <text:p text:style-name="P48">¿Con qué combinación de teclas se graba y sale del editor vi </text:p>
        </text:list-item>
        <text:list-item>
          <text:p text:style-name="P48">Crear el fichero <text:span text:style-name="T1">fich1.txt</text:span> en forma interactiva </text:p>
        </text:list-item>
        <text:list-item>
          <text:p text:style-name="P48">¿Con qué combinación de teclas se finaliza el punto anterior?</text:p>
        </text:list-item>
        <text:list-item>
          <text:p text:style-name="P48">Ver el correo</text:p>
        </text:list-item>
        <text:list-item>
          <text:p text:style-name="P48">Dentro del correo, eliminar el mensaje nº 5 </text:p>
        </text:list-item>
        <text:list-item>
          <text:p text:style-name="P48">¿Con qué techa se sale del correo? </text:p>
        </text:list-item>
        <text:list-item>
          <text:p text:style-name="P48">¿Cambiar la fecha del fichero <text:span text:style-name="T1">fich1.txt</text:span> con la fecha del sistema</text:p>
        </text:list-item>
        <text:list-item>
          <text:p text:style-name="P48">Copiar todos los ficheros <text:span text:style-name="T1">txt</text:span> <text:s/>al directorio ~/copias/ </text:p>
        </text:list-item>
        <text:list-item>
          <text:p text:style-name="P48">Renombrar el directorio ~/copias por backup </text:p>
        </text:list-item>
        <text:list-item>
          <text:p text:style-name="P48">Ocultar el fichero <text:span text:style-name="T1">fich1.txt</text:span> </text:p>
        </text:list-item>
        <text:list-item>
          <text:p text:style-name="P48"><text:s/>Crear el fichero <text:s text:c="2"/><text:span text:style-name="T1">empresa.txt <text:s/></text:span>(sin incluir nombres de columnas)</text:p>
        </text:list-item>
      </text:list>
      <text:p text:style-name="P3">Codigo:Nombre:Año_alta:Salario:Dpto:Sucursal</text:p>
      <text:p text:style-name="P25">125:Carlos:2001:1620:Admin:Santiago</text:p>
      <text:p text:style-name="P25">92:Ana:2005:1325:Admin:Negreira</text:p>
      <text:p text:style-name="P25">115:Antonio:1999:2560:CONTAB:SANTIAGO</text:p>
      <text:p text:style-name="P25">81:Marcelo:2007:1620:Admin:santiago </text:p>
      <text:p text:style-name="P25">133:Victoria:2010:1820:contab:Brión</text:p>
      <text:p text:style-name="P25">250:Nadia:2011:1510:comerc:brión</text:p>
      <text:p text:style-name="P25">101:Flavio:2009:1510:comerc:santiago</text:p>
      <text:p text:style-name="P25">88:Luis:2005:1325:admin:negreira</text:p>
      <text:p text:style-name="P22"/>
      <text:list xml:id="list113857691044961" text:continue-numbering="true" text:style-name="WWNum4">
        <text:list-item>
          <text:p text:style-name="P48"><text:s/>Ordenar el fichero <text:span text:style-name="T1">empresa.txt</text:span> por el código de empleado </text:p>
        </text:list-item>
        <text:list-item>
          <text:p text:style-name="P48">Ordenar el fichero <text:span text:style-name="T1">empresa.txt</text:span> por la sucursal </text:p>
        </text:list-item>
        <text:list-item>
          <text:p text:style-name="P48"><text:s/>¿Cuántos empleados tiene cada departamento?</text:p>
        </text:list-item>
        <text:list-item>
          <text:p text:style-name="P48"><text:soft-page-break/>¿Cuántos empleados hay?</text:p>
        </text:list-item>
        <text:list-item>
          <text:p text:style-name="P48">¿Cuántos empleados trabajan en Santiago?</text:p>
        </text:list-item>
        <text:list-item>
          <text:p text:style-name="P48">¿Cuántos empleados son del departamento de administración? </text:p>
        </text:list-item>
        <text:list-item>
          <text:p text:style-name="P48">¿Cuál es el salario más alto?</text:p>
        </text:list-item>
        <text:list-item>
          <text:p text:style-name="P48">¿Cuál es el salario más bajo? </text:p>
        </text:list-item>
        <text:list-item>
          <text:p text:style-name="P48">¿Cuántos empleados cobran un salario de 1510€?</text:p>
        </text:list-item>
        <text:list-item>
          <text:p text:style-name="P48">¿Cuántos empleados de la sucursal Santiago son del departamento de contabilidad? </text:p>
        </text:list-item>
        <text:list-item>
          <text:p text:style-name="P48">Crear el fichero <text:span text:style-name="T1">empleados.txt</text:span> con el código del empleado y el salario</text:p>
        </text:list-item>
        <text:list-item>
          <text:p text:style-name="P48">¿Cuántos diferentes departamentos tiene la empresa?</text:p>
        </text:list-item>
        <text:list-item>
          <text:p text:style-name="P48">¿Cuántos diferentes departamentos tiene la sucursal de Santiago?</text:p>
        </text:list-item>
        <text:list-item>
          <text:p text:style-name="P48">Crear el fichero <text:span text:style-name="T1">empresa.1.txt</text:span> con el fichero <text:span text:style-name="T1">empresa.txt</text:span> en mayúsculas </text:p>
        </text:list-item>
        <text:list-item>
          <text:p text:style-name="P50">Cambiar el delimitador del fichero <text:span text:style-name="T1">empresa.1.txt </text:span>por asteriscos y guardarlo en el fichero <text:span text:style-name="T1">empresa.2.txt</text:span> </text:p>
        </text:list-item>
        <text:list-item>
          <text:p text:style-name="P48">Ver el salario del empleado Marcelo</text:p>
        </text:list-item>
        <text:list-item>
          <text:p text:style-name="P44">¿De qué sucursal es la empleada Victoria?</text:p>
        </text:list-item>
        <text:list-item>
          <text:p text:style-name="P44">¿Hay algún empleado en la sucursal de Santiago en el departamento de contabilidad, que se llame Antonio?</text:p>
        </text:list-item>
        <text:list-item>
          <text:p text:style-name="P44">¿Hay algún empleado en la sucursal de Negreira que pertenezca al departamento de contabilidad? </text:p>
        </text:list-item>
        <text:list-item>
          <text:p text:style-name="P44">Crear el fichero <text:span text:style-name="T1">codigos</text:span> a la vez que se visualiza, con los códigos de los empleados, ordenados de mayor a menor <text:s/></text:p>
        </text:list-item>
        <text:list-item>
          <text:p text:style-name="P44">Crear el fichero <text:span text:style-name="T1">cod.nombres</text:span> a la vez que se visualiza, con los nombres de los empleados del fichero <text:span text:style-name="T1">empresa.txt</text:span> y el código de empleados del fichero <text:span text:style-name="T1">codigos</text:span>, con separador - (guión).</text:p>
        </text:list-item>
        <text:list-item>
          <text:p text:style-name="P44"><text:s/>¿Cuál es el empleado más antiguo? </text:p>
        </text:list-item>
        <text:list-item>
          <text:p text:style-name="P44">¿Cuál es el empleado con menos antigüedad?</text:p>
        </text:list-item>
        <text:list-item>
          <text:p text:style-name="P44">¿Cuántos empleados ingresaron en el 2005? </text:p>
        </text:list-item>
        <text:list-item>
          <text:p text:style-name="P44">¿Cuántos empleados NO ingresaron en el 2005? </text:p>
        </text:list-item>
        <text:list-item>
          <text:p text:style-name="P44"><text:s/>Listar la sucursal de todos los empleados cuyo nombre empiece y termine en vocal </text:p>
        </text:list-item>
        <text:list-item>
          <text:p text:style-name="P44"><text:span text:style-name="T1"><text:s/></text:span>Crear el fichero <text:span text:style-name="T1">informe.ip</text:span> con todas las IP ordenadas, de los usuarios conectados </text:p>
        </text:list-item>
        <text:list-item>
          <text:p text:style-name="P44"><text:s/>Añadir al fichero <text:span text:style-name="T1">informe.ip </text:span><text:s/>a la vez que se visualiza, una línea de asteríscos. </text:p>
        </text:list-item>
        <text:list-item>
          <text:p text:style-name="P44"><text:s/>Eliminar del directorio actual todos los ficheros que no contengan un . (punto) en su nombre </text:p>
        </text:list-item>
        <text:list-item>
          <text:p text:style-name="P44">Cambiarse al usuario alicia (contraseña abc123.)</text:p>
        </text:list-item>
        <text:list-item>
          <text:p text:style-name="P44">¿Cuál es su directorio de trabajo? </text:p>
        </text:list-item>
        <text:list-item>
          <text:p text:style-name="P44">¿Con qué cuenta de usuario está trabajando? </text:p>
        </text:list-item>
        <text:list-item>
          <text:p text:style-name="P44">cerrar sesión </text:p>
        </text:list-item>
        <text:list-item>
          <text:p text:style-name="P44">Cambiarse al usuario alicia cargando su configuración personal </text:p>
        </text:list-item>
        <text:list-item>
          <text:p text:style-name="P44"><text:s/>Crear el alias <text:span text:style-name="T1">salir</text:span> con el comando para cerrar la sesión </text:p>
        </text:list-item>
        <text:list-item>
          <text:p text:style-name="P44">Verificar el funcionamiento del alias <text:span text:style-name="T1">salir</text:span> </text:p>
        </text:list-item>
        <text:list-item>
          <text:p text:style-name="P44">Si el punto anterior funcionó, repetir el punto <text:span text:style-name="T1">173</text:span>, sino, corregir el alias creado. </text:p>
        </text:list-item>
        <text:list-item>
          <text:p text:style-name="P44"><text:soft-page-break/>¿Con qué cuenta de usuario está trabajando? </text:p>
        </text:list-item>
        <text:list-item>
          <text:p text:style-name="P44">¿Cuál es su directorio de trabajo?</text:p>
        </text:list-item>
        <text:list-item>
          <text:p text:style-name="P44">Verificar el funcionamiento del alias <text:span text:style-name="T1">salir</text:span> </text:p>
        </text:list-item>
        <text:list-item>
          <text:p text:style-name="P44">¿Qué fichero deberá modificar para que el alias <text:span text:style-name="T1">salir</text:span> quede instalado?</text:p>
        </text:list-item>
        <text:list-item>
          <text:p text:style-name="P44">Cerrar la sesión de alicia</text:p>
        </text:list-item>
        <text:list-item>
          <text:p text:style-name="P44">¿A qué sesión a regresado? </text:p>
        </text:list-item>
        <text:list-item>
          <text:p text:style-name="P44">¿En qué fichero y ruta, se guardan los usuarios registrados?</text:p>
        </text:list-item>
        <text:list-item>
          <text:p text:style-name="P44">¿En qué fichero y ruta, se guardan los grupos registrados?</text:p>
        </text:list-item>
        <text:list-item>
          <text:p text:style-name="P44">¿En qué fichero y ruta, se guardan las contraseñas de los usuarios? </text:p>
        </text:list-item>
        <text:list-item>
          <text:p text:style-name="P44">¿Cuáles de los 3 ficheros anteriores puede visualizar?</text:p>
        </text:list-item>
        <text:list-item>
          <text:p text:style-name="P44">¿Qué permisos tienen los 3 ficheros? </text:p>
        </text:list-item>
        <text:list-item>
          <text:p text:style-name="P44">¿En qué fichero y ruta, se guarda el comando ejecutados en el punto anterior?</text:p>
        </text:list-item>
        <text:list-item>
          <text:p text:style-name="P44">Ver los 10 últimos comandos ejecutados</text:p>
        </text:list-item>
        <text:list-item>
          <text:p text:style-name="P44">Cambiar el prompt del sistema para que aparezca de la siguiente manera:</text:p>
        </text:list-item>
      </text:list>
      <text:p text:style-name="P4">fecha * host &gt;</text:p>
      <text:list xml:id="list113858720021493" text:continue-numbering="true" text:style-name="WWNum4">
        <text:list-item>
          <text:p text:style-name="P44">¿Qué ruta/fichero, hay que cambiar para guardar el prompt</text:p>
        </text:list-item>
        <text:list-item>
          <text:p text:style-name="P44"><text:s/>¿Cuántos ficheros ocultos hay en su home? </text:p>
        </text:list-item>
        <text:list-item>
          <text:p text:style-name="P44">¿Cuál es su grupo principal? </text:p>
        </text:list-item>
        <text:list-item>
          <text:p text:style-name="P44">¿A qué grupos pertenece? </text:p>
        </text:list-item>
        <text:list-item>
          <text:p text:style-name="P44">¿Quiénes están conectados? </text:p>
        </text:list-item>
        <text:list-item>
          <text:p text:style-name="P44">¿Cuántas terminales están habilitadas para recibir mensajes? <text:s/></text:p>
        </text:list-item>
        <text:list-item>
          <text:p text:style-name="P44">¿Cuántas terminales no están habilitadas para recibir mensajes? <text:s/></text:p>
        </text:list-item>
        <text:list-item>
          <text:p text:style-name="P44">Ver la fecha del sistema y luego el nombre de login <text:s/></text:p>
        </text:list-item>
        <text:list-item>
          <text:p text:style-name="P44">Agregar su nombre completo a los datos de su cuenta </text:p>
        </text:list-item>
        <text:list-item>
          <text:p text:style-name="P44">Hacer un listado de inodos ordenados de menor a mayor y si no se ejecuta, ver la fecha del sistema </text:p>
        </text:list-item>
        <text:list-item>
          <text:p text:style-name="P44"><text:s/>Ordenar el fichero <text:span text:style-name="T1">cuentos</text:span>, si no se ejecuta, Ver el tipo de fichero que hay en el directorio de trabajo </text:p>
        </text:list-item>
        <text:list-item>
          <text:p text:style-name="P44">Añadir una línea de guiones al fichero <text:span text:style-name="T1">informes</text:span>, sin editar.</text:p>
        </text:list-item>
        <text:list-item>
          <text:p text:style-name="P44"><text:span text:style-name="T1"><text:s/></text:span>Crear de forma interactiva el fichero <text:span text:style-name="T1">electrodomesticos</text:span>, con el siguiente contenido:</text:p>
        </text:list-item>
      </text:list>
      <text:p text:style-name="P26">Nevera</text:p>
      <text:p text:style-name="P26">Plancha</text:p>
      <text:p text:style-name="P26">Microonda</text:p>
      <text:p text:style-name="P26">Aspiradora</text:p>
      <text:p text:style-name="P26">TV</text:p>
      <text:list xml:id="list113858553109448" text:continue-numbering="true" text:style-name="WWNum4">
        <text:list-item>
          <text:p text:style-name="P41"><text:span text:style-name="T4">Crear de forma interactiva el fichero </text:span><text:span text:style-name="T5">codigos,</text:span><text:span text:style-name="T4"> con el siguiente contenido:</text:span></text:p>
        </text:list-item>
      </text:list>
      <text:p text:style-name="P16">215</text:p>
      <text:p text:style-name="P16">211</text:p>
      <text:p text:style-name="P16">129</text:p>
      <text:p text:style-name="P16">50</text:p>
      <text:p text:style-name="P16">72</text:p>
      <text:list xml:id="list113857868491538" text:continue-numbering="true" text:style-name="WWNum4">
        <text:list-item>
          <text:p text:style-name="P42"><text:soft-page-break/><text:span text:style-name="T4">Crear el fichero </text:span><text:span text:style-name="T5">productos</text:span><text:span text:style-name="T4"> con las columnas de los ficheros </text:span><text:span text:style-name="T5">electrodomesticos y codigos</text:span><text:span text:style-name="T4">, asociando el 1º producto con el 1º código, utilizando un separador de espacio.</text:span></text:p>
        </text:list-item>
        <text:list-item>
          <text:p text:style-name="P41"><text:span text:style-name="T4">Visualizar el fichero </text:span><text:span text:style-name="T5">productos</text:span><text:span text:style-name="T4"> todo en mayúsculas </text:span></text:p>
        </text:list-item>
        <text:list-item>
          <text:p text:style-name="P41"><text:span text:style-name="T4">Cambiar el separador del fichero </text:span><text:span text:style-name="T5">productos</text:span><text:span text:style-name="T4"> por un guión </text:span></text:p>
        </text:list-item>
        <text:list-item>
          <text:p text:style-name="P41"><text:span text:style-name="T4">Crear una copia del fichero </text:span><text:span text:style-name="T5">productos</text:span><text:span text:style-name="T4"> en </text:span><text:span text:style-name="T5">/root</text:span><text:span text:style-name="T4"> <text:s/>si da error emitir el mensaje "ERROR - No se realizó la copia", todo en una línea de comandos.</text:span></text:p>
        </text:list-item>
        <text:list-item>
          <text:p text:style-name="P40">Comparar los 3 ficheros anteriores</text:p>
        </text:list-item>
        <text:list-item>
          <text:p text:style-name="P40">¿Qué tipo de ficheros son los 3 anteriores?</text:p>
        </text:list-item>
        <text:list-item>
          <text:p text:style-name="P40">¿Dónde se ubica el fichero que contiene las contraseñas de los usuarios registrados ?</text:p>
        </text:list-item>
        <text:list-item>
          <text:p text:style-name="P40">Enviar a todas las terminales el mensaje "Hora del café" </text:p>
        </text:list-item>
        <text:list-item>
          <text:p text:style-name="P40">¿Con qué combinación de teclas se sale gravando del editor vi? </text:p>
        </text:list-item>
        <text:list-item>
          <text:p text:style-name="P40">¿Con qué combinación de teclas se sale sin grabar del editor vi?</text:p>
        </text:list-item>
        <text:list-item>
          <text:p text:style-name="P41"><text:span text:style-name="T5">date &amp;&amp; pwd</text:span><text:span text:style-name="T4"> <text:s/>¿Cuál/es se ejecuta/n? </text:span></text:p>
        </text:list-item>
        <text:list-item>
          <text:p text:style-name="P41"><text:span text:style-name="T5">date || pwd</text:span><text:span text:style-name="T4"> <text:s text:c="2"/>¿Cuál/es se ejecuta/n? </text:span></text:p>
        </text:list-item>
        <text:list-item>
          <text:p text:style-name="P41"><text:span text:style-name="T5">dates <text:s/>|| pwd</text:span><text:span text:style-name="T4"> <text:s/>¿Cuál/es se ejecuta/n?</text:span></text:p>
        </text:list-item>
        <text:list-item>
          <text:p text:style-name="P41"><text:span text:style-name="T5">dates <text:s/>&amp;&amp; <text:s/>pwd</text:span><text:span text:style-name="T4"> <text:s/>¿Cuál/es se ejecuta/n?</text:span></text:p>
        </text:list-item>
        <text:list-item>
          <text:p text:style-name="P41">¿En qué fichero se guarda la configuración del prompt?</text:p>
        </text:list-item>
        <text:list-item>
          <text:p text:style-name="P41">¿En qué fichero se guardan los alias creados?</text:p>
        </text:list-item>
        <text:list-item>
          <text:p text:style-name="P41">¿Ejecutar el alias <text:s/>lista="ls -lARs"</text:p>
        </text:list-item>
        <text:list-item>
          <text:p text:style-name="P41">Eliminar el alias lista </text:p>
        </text:list-item>
        <text:list-item>
          <text:p text:style-name="P41">Renombrar el fichero <text:s text:c="2"/><text:span text:style-name="T1">fich1.txt</text:span> que está en el directorio padre, con el nombre <text:span text:style-name="T1">fichero_1.txt</text:span> <text:s/></text:p>
        </text:list-item>
        <text:list-item>
          <text:p text:style-name="P41">Mover el fichero <text:span text:style-name="T1">fichero_1.txt</text:span> a vuestro home</text:p>
        </text:list-item>
        <text:list-item>
          <text:p text:style-name="P41">Renombrar el directorio ~/compras/C_2021 como <text:s/><text:span text:style-name="T1">Com_21</text:span></text:p>
        </text:list-item>
        <text:list-item>
          <text:p text:style-name="P41"><text:s/>Mover el directorio <text:s/>~/ventas/V_2015 <text:s/>a <text:s text:c="2"/>~/Hist_2015 </text:p>
        </text:list-item>
        <text:list-item>
          <text:p text:style-name="P41">Qué tipo de ficheros son todas las entradas del directorio actual </text:p>
        </text:list-item>
        <text:list-item>
          <text:p text:style-name="P41">Copiar los ficheros <text:s/><text:span text:style-name="T1">blanco.txt negro.txt azul.txt</text:span> que están el directorio padre, al directorio de trabajo, en un solo comando y usando agrupación </text:p>
        </text:list-item>
        <text:list-item>
          <text:p text:style-name="P41">Eliminar todos los ficheros ordinarios vacíos del directorio <text:span text:style-name="T1">~/ventas </text:span></text:p>
        </text:list-item>
        <text:list-item>
          <text:p text:style-name="P41">Crear los ficheros <text:span text:style-name="T1">uno dos tres</text:span> vacios</text:p>
        </text:list-item>
        <text:list-item>
          <text:p text:style-name="P41">Modificar la fecha de modificación del fichero <text:span text:style-name="T1">uno</text:span> con la fecha del sistema </text:p>
        </text:list-item>
        <text:list-item>
          <text:p text:style-name="P41">Modificar la fecha de modificación del fichero <text:span text:style-name="T1">dos</text:span> con la fecha del 21 de nov <text:s/>pasado.</text:p>
        </text:list-item>
        <text:list-item>
          <text:p text:style-name="P41">Cambiar la fecha de modificación del fichero <text:span text:style-name="T1">tres</text:span> con la fecha del fichero <text:span text:style-name="T1">uno</text:span> <text:s/></text:p>
        </text:list-item>
        <text:list-item>
          <text:p text:style-name="P41">Crear la variable de usuario <text:s/><text:span text:style-name="T1">ies</text:span> con el nombre <text:s/>del Instituto </text:p>
        </text:list-item>
        <text:list-item>
          <text:p text:style-name="P41">Visualizar la línea donde aparece la definición de la variable y su contenido </text:p>
        </text:list-item>
        <text:list-item>
          <text:p text:style-name="P41">Mostrar el contenido de la variable <text:span text:style-name="T1">ies</text:span> </text:p>
        </text:list-item>
        <text:list-item>
          <text:p text:style-name="P41">Vaciar el contenido de la variable <text:span text:style-name="T1">ies</text:span> </text:p>
        </text:list-item>
        <text:list-item>
          <text:p text:style-name="P41"><text:soft-page-break/>Visualizar la línea donde aparece la definición de la variable de usuario y su contenido </text:p>
        </text:list-item>
        <text:list-item>
          <text:p text:style-name="P41">Eliminar la variable de usuario <text:span text:style-name="T1">ies</text:span> </text:p>
        </text:list-item>
        <text:list-item>
          <text:p text:style-name="P41">Visualizar las variables de entorno, paginado -utilizar 2 comandos diferentes- </text:p>
        </text:list-item>
        <text:list-item>
          <text:p text:style-name="P41">Mostar la ayuda al comando ls utilizando 2 comandos diferentes </text:p>
        </text:list-item>
        <text:list-item>
          <text:p text:style-name="P41">Realizar el siguiente cálculo utilizando la calculadora (3+5)*10/2 </text:p>
        </text:list-item>
        <text:list-item>
          <text:p text:style-name="P41">Ver el nombre de nuestro equipo util<text:bookmark text:name="_GoBack"/>izando 2 comandos diferente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gl" fo:country="ES" style:letter-kerning="false" style:font-name-asian="Batang" style:font-size-asian="10pt" style:language-asian="gl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gl" fo:country="ES" style:letter-kerning="false" style:font-name-asian="Batang" style:font-size-asian="10pt" style:language-asian="gl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font-size="11pt" fo:language="es" fo:country="ES" style:font-size-asian="11pt" style:language-asian="es" style:country-asian="ES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>
      <style:text-properties style:font-name-complex="Times New Roman" style:font-family-complex="'Times New Roman'" style:font-family-generic-complex="system" style:font-pitch-complex="variable"/>
    </style:style>
    <style:style style:name="Texto_20_de_20_globo_20_Car" style:display-name="Texto de globo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text-align="justify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2" style:family="paragraph" style:parent-style-name="Header">
      <loext:graphic-properties draw:fill="solid" draw:fill-color="#0000ff"/>
      <style:paragraph-properties fo:text-align="center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3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style:font-weight-complex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0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mdir papa/hijo/nieto</text:span>1º A.S.I.R.<text:tab/> <text:s text:c="30"/>Implantación de Sistemas Operativos</text:p>
        <text:p text:style-name="MP2">Ejercicio de repaso general</text:p>
      </style:header>
      <style:footer>
        <text:p text:style-name="MP3"><text:span text:style-name="MT2">Prof. Rosa B. Mansilla Trillo<text:tab/>[</text:span><text:span text:style-name="MT2"><text:page-number text:select-page="current">12</text:page-number></text:span><text:span text:style-name="MT2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rosa</meta:initial-creator>
    <meta:editing-cycles>31</meta:editing-cycles>
    <meta:print-date>2015-12-02T08:49:00</meta:print-date>
    <meta:creation-date>2023-11-07T18:19:00</meta:creation-date>
    <dc:date>2023-11-21T11:38:56.487426010</dc:date>
    <meta:editing-duration>PT6H18M12S</meta:editing-duration>
    <meta:generator>LibreOffice/7.4.2.3$Linux_X86_64 LibreOffice_project/382eef1f22670f7f4118c8c2dd222ec7ad009daf</meta:generator>
    <meta:document-statistic meta:table-count="0" meta:image-count="0" meta:object-count="0" meta:page-count="12" meta:paragraph-count="369" meta:word-count="2971" meta:character-count="17505" meta:non-whitespace-character-count="14925"/>
    <meta:user-defined meta:name="AppVersion">16.0000</meta:user-defined>
    <meta:user-defined meta:name="Company">IES XULIAN MAGARIÑOS</meta:user-defined>
    <meta:template xlink:type="simple" xlink:actuate="onRequest" xlink:title="Normal" xlink:href=""/>
  </office:meta>
</office:document-meta>
</file>